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2bef5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4e2d8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4" style:family="paragraph" style:parent-style-name="Standard">
      <style:text-properties style:font-name="Sans-serif" officeooo:paragraph-rsid="0ba2cc3c"/>
    </style:style>
    <style:style style:name="P45" style:family="paragraph" style:parent-style-name="Standard">
      <style:text-properties officeooo:rsid="0b30f79e" officeooo:paragraph-rsid="0b30f79e"/>
    </style:style>
    <style:style style:name="P46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7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9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50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1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4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8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60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61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3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4" style:family="paragraph" style:parent-style-name="Standard">
      <style:text-properties officeooo:paragraph-rsid="0b6590ba"/>
    </style:style>
    <style:style style:name="P65" style:family="paragraph" style:parent-style-name="Standard">
      <style:text-properties style:text-underline-style="none" officeooo:rsid="0d65649e" officeooo:paragraph-rsid="0d658926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72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73" style:family="paragraph" style:parent-style-name="Heading_20_1">
      <style:text-properties officeooo:paragraph-rsid="0cf126e4"/>
    </style:style>
    <style:style style:name="P7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7d5067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5121" style:font-weight-asian="normal" style:font-weight-complex="normal"/>
    </style:style>
    <style:style style:name="T41" style:family="text">
      <style:text-properties fo:font-weight="normal" officeooo:rsid="0bf47653" style:font-weight-asian="normal" style:font-weight-complex="normal"/>
    </style:style>
    <style:style style:name="T42" style:family="text">
      <style:text-properties fo:font-weight="normal" officeooo:rsid="0c0aa9b9" style:font-weight-asian="normal" style:font-weight-complex="normal"/>
    </style:style>
    <style:style style:name="T43" style:family="text">
      <style:text-properties fo:font-weight="normal" officeooo:rsid="0c0f1ff7" style:font-weight-asian="normal" style:font-weight-complex="normal"/>
    </style:style>
    <style:style style:name="T44" style:family="text">
      <style:text-properties fo:font-weight="normal" officeooo:rsid="0c10aea3" style:font-weight-asian="normal" style:font-weight-complex="normal"/>
    </style:style>
    <style:style style:name="T45" style:family="text">
      <style:text-properties fo:font-weight="normal" officeooo:rsid="0c155987" style:font-weight-asian="normal" style:font-weight-complex="normal"/>
    </style:style>
    <style:style style:name="T46" style:family="text">
      <style:text-properties fo:font-weight="normal" officeooo:rsid="0c162ac1" style:font-weight-asian="normal" style:font-weight-complex="normal"/>
    </style:style>
    <style:style style:name="T47" style:family="text">
      <style:text-properties fo:font-weight="normal" officeooo:rsid="0c3f6cf8" style:font-weight-asian="normal" style:font-weight-complex="normal"/>
    </style:style>
    <style:style style:name="T48" style:family="text">
      <style:text-properties fo:font-weight="normal" officeooo:rsid="0c830c11" style:font-weight-asian="normal" style:font-weight-complex="normal"/>
    </style:style>
    <style:style style:name="T49" style:family="text">
      <style:text-properties fo:font-weight="normal" officeooo:rsid="0c837d9c" style:font-weight-asian="normal" style:font-weight-complex="normal"/>
    </style:style>
    <style:style style:name="T50" style:family="text">
      <style:text-properties fo:font-weight="normal" officeooo:rsid="0c851f77" style:font-weight-asian="normal" style:font-weight-complex="normal"/>
    </style:style>
    <style:style style:name="T51" style:family="text">
      <style:text-properties fo:font-weight="normal" officeooo:rsid="0cb3b6b7" style:font-weight-asian="normal" style:font-weight-complex="normal"/>
    </style:style>
    <style:style style:name="T52" style:family="text">
      <style:text-properties fo:font-weight="normal" officeooo:rsid="0cb55f5b" style:font-weight-asian="normal" style:font-weight-complex="normal"/>
    </style:style>
    <style:style style:name="T53" style:family="text">
      <style:text-properties fo:font-weight="normal" officeooo:rsid="0cb74317" style:font-weight-asian="normal" style:font-weight-complex="normal"/>
    </style:style>
    <style:style style:name="T54" style:family="text">
      <style:text-properties fo:font-weight="normal" officeooo:rsid="0cbd8db0" style:font-weight-asian="normal" style:font-weight-complex="normal"/>
    </style:style>
    <style:style style:name="T55" style:family="text">
      <style:text-properties fo:font-weight="normal" officeooo:rsid="0cc1605e" style:font-weight-asian="normal" style:font-weight-complex="normal"/>
    </style:style>
    <style:style style:name="T56" style:family="text">
      <style:text-properties fo:font-weight="normal" officeooo:rsid="0cc28e97" style:font-weight-asian="normal" style:font-weight-complex="normal"/>
    </style:style>
    <style:style style:name="T57" style:family="text">
      <style:text-properties fo:font-weight="normal" officeooo:rsid="0cd22fc4" style:font-weight-asian="normal" style:font-weight-complex="normal"/>
    </style:style>
    <style:style style:name="T58" style:family="text">
      <style:text-properties fo:font-weight="normal" officeooo:rsid="0cd3b1ba" style:font-weight-asian="normal" style:font-weight-complex="normal"/>
    </style:style>
    <style:style style:name="T59" style:family="text">
      <style:text-properties fo:font-weight="normal" officeooo:rsid="0cdf2f8c" style:font-weight-asian="normal" style:font-weight-complex="normal"/>
    </style:style>
    <style:style style:name="T60" style:family="text">
      <style:text-properties fo:font-weight="normal" officeooo:rsid="0cdfc261" style:font-weight-asian="normal" style:font-weight-complex="normal"/>
    </style:style>
    <style:style style:name="T61" style:family="text">
      <style:text-properties fo:font-weight="normal" officeooo:rsid="0ce6ebfa" style:font-weight-asian="normal" style:font-weight-complex="normal"/>
    </style:style>
    <style:style style:name="T62" style:family="text">
      <style:text-properties fo:font-weight="normal" officeooo:rsid="0ce73c9e" style:font-weight-asian="normal" style:font-weight-complex="normal"/>
    </style:style>
    <style:style style:name="T63" style:family="text">
      <style:text-properties fo:font-weight="normal" officeooo:rsid="0cebc769" style:font-weight-asian="normal" style:font-weight-complex="normal"/>
    </style:style>
    <style:style style:name="T64" style:family="text">
      <style:text-properties fo:font-weight="normal" officeooo:rsid="0ced4930" style:font-weight-asian="normal" style:font-weight-complex="normal"/>
    </style:style>
    <style:style style:name="T65" style:family="text">
      <style:text-properties fo:font-weight="normal" officeooo:rsid="0cf102c6" style:font-weight-asian="normal" style:font-weight-complex="normal"/>
    </style:style>
    <style:style style:name="T66" style:family="text">
      <style:text-properties fo:font-weight="normal" officeooo:rsid="0d08d266" style:font-weight-asian="normal" style:font-weight-complex="normal"/>
    </style:style>
    <style:style style:name="T67" style:family="text">
      <style:text-properties fo:font-weight="normal" officeooo:rsid="0d0e8c6e" style:font-weight-asian="normal" style:font-weight-complex="normal"/>
    </style:style>
    <style:style style:name="T68" style:family="text">
      <style:text-properties fo:font-weight="normal" officeooo:rsid="0d11d8b3" style:font-weight-asian="normal" style:font-weight-complex="normal"/>
    </style:style>
    <style:style style:name="T69" style:family="text">
      <style:text-properties fo:font-weight="normal" officeooo:rsid="0d1b1e96" style:font-weight-asian="normal" style:font-weight-complex="normal"/>
    </style:style>
    <style:style style:name="T70" style:family="text">
      <style:text-properties fo:font-weight="normal" officeooo:rsid="0d1cade1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716bceb" style:font-style-asian="normal" style:font-style-complex="normal"/>
    </style:style>
    <style:style style:name="T77" style:family="text">
      <style:text-properties fo:font-style="normal" officeooo:rsid="0b3d8491" style:font-style-asian="normal" style:font-style-complex="normal"/>
    </style:style>
    <style:style style:name="T78" style:family="text">
      <style:text-properties fo:font-style="normal" officeooo:rsid="071c4ff5" style:font-style-asian="normal" style:font-style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c8b555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officeooo:rsid="0c5924ef" style:font-style-asian="normal" style:font-style-complex="normal"/>
    </style:style>
    <style:style style:name="T113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14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15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6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35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36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37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38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39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0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41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48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49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50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51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52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53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154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155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156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157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158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159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160" style:family="text">
      <style:text-properties style:font-name="Sans-serif" fo:font-weight="normal" style:font-weight-asian="normal" style:font-weight-complex="normal"/>
    </style:style>
    <style:style style:name="T161" style:family="text">
      <style:text-properties style:font-name="Sans-serif" fo:font-weight="normal" officeooo:rsid="0b31f3be" style:font-weight-asian="normal" style:font-weight-complex="normal"/>
    </style:style>
    <style:style style:name="T162" style:family="text">
      <style:text-properties style:font-name="Sans-serif" fo:font-weight="normal" officeooo:rsid="0b333eeb" style:font-weight-asian="normal" style:font-weight-complex="normal"/>
    </style:style>
    <style:style style:name="T163" style:family="text">
      <style:text-properties style:font-name="Sans-serif" fo:font-weight="normal" officeooo:rsid="0b338600" style:font-weight-asian="normal" style:font-weight-complex="normal"/>
    </style:style>
    <style:style style:name="T164" style:family="text">
      <style:text-properties style:font-name="Sans-serif" fo:font-weight="normal" officeooo:rsid="0b4889e8" style:font-weight-asian="normal" style:font-weight-complex="normal"/>
    </style:style>
    <style:style style:name="T165" style:family="text">
      <style:text-properties style:font-name="Sans-serif" fo:font-weight="normal" officeooo:rsid="0b48f81d" style:font-weight-asian="normal" style:font-weight-complex="normal"/>
    </style:style>
    <style:style style:name="T166" style:family="text">
      <style:text-properties style:font-name="Sans-serif" fo:font-weight="normal" officeooo:rsid="0d0f71f9" style:font-weight-asian="normal" style:font-weight-complex="normal"/>
    </style:style>
    <style:style style:name="T167" style:family="text">
      <style:text-properties style:font-name="Sans-serif" fo:font-weight="normal" officeooo:rsid="0d66adb7" style:font-weight-asian="normal" style:font-weight-complex="normal"/>
    </style:style>
    <style:style style:name="T168" style:family="text">
      <style:text-properties style:font-name="Sans-serif" fo:font-weight="normal" officeooo:rsid="0d688f6a" style:font-weight-asian="normal" style:font-weight-complex="normal"/>
    </style:style>
    <style:style style:name="T169" style:family="text">
      <style:text-properties style:font-name="Sans-serif" fo:font-weight="normal" officeooo:rsid="0d68f09e" style:font-weight-asian="normal" style:font-weight-complex="normal"/>
    </style:style>
    <style:style style:name="T170" style:family="text">
      <style:text-properties style:font-name="Sans-serif" fo:font-weight="normal" officeooo:rsid="0d6ae210" style:font-weight-asian="normal" style:font-weight-complex="normal"/>
    </style:style>
    <style:style style:name="T171" style:family="text">
      <style:text-properties style:font-name="Sans-serif" fo:font-weight="normal" officeooo:rsid="0d6c090c" style:font-weight-asian="normal" style:font-weight-complex="normal"/>
    </style:style>
    <style:style style:name="T172" style:family="text">
      <style:text-properties style:font-name="Sans-serif" fo:font-weight="normal" officeooo:rsid="0d6c656d" style:font-weight-asian="normal" style:font-weight-complex="normal"/>
    </style:style>
    <style:style style:name="T173" style:family="text">
      <style:text-properties style:font-name="Sans-serif" style:text-underline-style="solid" style:text-underline-width="auto" style:text-underline-color="font-color" fo:font-weight="normal" officeooo:rsid="0d688f6a" style:font-weight-asian="normal" style:font-weight-complex="normal"/>
    </style:style>
    <style:style style:name="T174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175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176" style:family="text">
      <style:text-properties style:font-name="Sans-serif" style:text-underline-style="solid" style:text-underline-width="auto" style:text-underline-color="font-color" fo:font-weight="normal" officeooo:rsid="0d68f09e" style:font-weight-asian="normal" style:font-weight-complex="normal"/>
    </style:style>
    <style:style style:name="T17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192" style:family="text">
      <style:text-properties fo:font-size="9pt" style:font-size-asian="9pt" style:font-size-complex="9pt"/>
    </style:style>
    <style:style style:name="T193" style:family="text">
      <style:text-properties fo:font-size="9pt" officeooo:rsid="0716bceb" style:font-size-asian="9pt" style:font-size-complex="9pt"/>
    </style:style>
    <style:style style:name="T194" style:family="text">
      <style:text-properties fo:font-size="9pt" officeooo:rsid="071b3c17" style:font-size-asian="9pt" style:font-size-complex="9pt"/>
    </style:style>
    <style:style style:name="T195" style:family="text">
      <style:text-properties fo:font-size="9pt" officeooo:rsid="071c4ff5" style:font-size-asian="9pt" style:font-size-complex="9pt"/>
    </style:style>
    <style:style style:name="T196" style:family="text">
      <style:text-properties fo:font-size="9pt" officeooo:rsid="082e99d0" style:font-size-asian="9pt" style:font-size-complex="9pt"/>
    </style:style>
    <style:style style:name="T197" style:family="text">
      <style:text-properties fo:font-size="9pt" officeooo:rsid="0a738daa" style:font-size-asian="9pt" style:font-size-complex="9pt"/>
    </style:style>
    <style:style style:name="T198" style:family="text">
      <style:text-properties fo:font-size="9pt" officeooo:rsid="0b49f672" style:font-size-asian="9pt" style:font-size-complex="9pt"/>
    </style:style>
    <style:style style:name="T199" style:family="text">
      <style:text-properties fo:font-size="9pt" officeooo:rsid="0b4a29b0" style:font-size-asian="9pt" style:font-size-complex="9pt"/>
    </style:style>
    <style:style style:name="T200" style:family="text">
      <style:text-properties fo:font-size="9pt" officeooo:rsid="0b4b9307" style:font-size-asian="9pt" style:font-size-complex="9pt"/>
    </style:style>
    <style:style style:name="T201" style:family="text">
      <style:text-properties fo:font-size="9pt" officeooo:rsid="0bc7b627" style:font-size-asian="9pt" style:font-size-complex="9pt"/>
    </style:style>
    <style:style style:name="T202" style:family="text">
      <style:text-properties fo:font-size="9pt" officeooo:rsid="0bc8963e" style:font-size-asian="9pt" style:font-size-complex="9pt"/>
    </style:style>
    <style:style style:name="T203" style:family="text">
      <style:text-properties fo:font-size="9pt" officeooo:rsid="0c1acaa6" style:font-size-asian="9pt" style:font-size-complex="9pt"/>
    </style:style>
    <style:style style:name="T204" style:family="text">
      <style:text-properties fo:font-size="9pt" officeooo:rsid="0c1c85fc" style:font-size-asian="9pt" style:font-size-complex="9pt"/>
    </style:style>
    <style:style style:name="T205" style:family="text">
      <style:text-properties fo:font-size="9pt" officeooo:rsid="0c1e2077" style:font-size-asian="9pt" style:font-size-complex="9pt"/>
    </style:style>
    <style:style style:name="T206" style:family="text">
      <style:text-properties fo:font-size="9pt" officeooo:rsid="0c204544" style:font-size-asian="9pt" style:font-size-complex="9pt"/>
    </style:style>
    <style:style style:name="T207" style:family="text">
      <style:text-properties fo:font-size="9pt" officeooo:rsid="0c2f6408" style:font-size-asian="9pt" style:font-size-complex="9pt"/>
    </style:style>
    <style:style style:name="T208" style:family="text">
      <style:text-properties fo:font-size="9pt" officeooo:rsid="0c32285a" style:font-size-asian="9pt" style:font-size-complex="9pt"/>
    </style:style>
    <style:style style:name="T209" style:family="text">
      <style:text-properties fo:font-size="9pt" officeooo:rsid="0c324e02" style:font-size-asian="9pt" style:font-size-complex="9pt"/>
    </style:style>
    <style:style style:name="T210" style:family="text">
      <style:text-properties fo:font-size="9pt" officeooo:rsid="0c360eea" style:font-size-asian="9pt" style:font-size-complex="9pt"/>
    </style:style>
    <style:style style:name="T211" style:family="text">
      <style:text-properties fo:font-size="9pt" officeooo:rsid="0c8ed370" style:font-size-asian="9pt" style:font-size-complex="9pt"/>
    </style:style>
    <style:style style:name="T212" style:family="text">
      <style:text-properties fo:font-size="9pt" officeooo:rsid="0c916e02" style:font-size-asian="9pt" style:font-size-complex="9pt"/>
    </style:style>
    <style:style style:name="T213" style:family="text">
      <style:text-properties fo:font-size="9pt" officeooo:rsid="0c922193" style:font-size-asian="9pt" style:font-size-complex="9pt"/>
    </style:style>
    <style:style style:name="T214" style:family="text">
      <style:text-properties fo:font-size="9pt" officeooo:rsid="0c96c4d2" style:font-size-asian="9pt" style:font-size-complex="9pt"/>
    </style:style>
    <style:style style:name="T215" style:family="text">
      <style:text-properties fo:font-size="9pt" officeooo:rsid="0c9ce444" style:font-size-asian="9pt" style:font-size-complex="9pt"/>
    </style:style>
    <style:style style:name="T216" style:family="text">
      <style:text-properties fo:font-size="9pt" officeooo:rsid="0c9de0a2" style:font-size-asian="9pt" style:font-size-complex="9pt"/>
    </style:style>
    <style:style style:name="T217" style:family="text">
      <style:text-properties fo:font-size="9pt" officeooo:rsid="0ca18802" style:font-size-asian="9pt" style:font-size-complex="9pt"/>
    </style:style>
    <style:style style:name="T218" style:family="text">
      <style:text-properties fo:font-size="9pt" officeooo:rsid="0d21402e" style:font-size-asian="9pt" style:font-size-complex="9pt"/>
    </style:style>
    <style:style style:name="T219" style:family="text">
      <style:text-properties fo:font-size="9pt" officeooo:rsid="0d35e816" style:font-size-asian="9pt" style:font-size-complex="9pt"/>
    </style:style>
    <style:style style:name="T220" style:family="text">
      <style:text-properties fo:font-size="9pt" officeooo:rsid="0d6e41ee" style:font-size-asian="9pt" style:font-size-complex="9pt"/>
    </style:style>
    <style:style style:name="T221" style:family="text">
      <style:text-properties fo:font-size="9pt" officeooo:rsid="0d6ee8ed" style:font-size-asian="9pt" style:font-size-complex="9pt"/>
    </style:style>
    <style:style style:name="T222" style:family="text">
      <style:text-properties fo:font-size="9pt" officeooo:rsid="0d7023ee" style:font-size-asian="9pt" style:font-size-complex="9pt"/>
    </style:style>
    <style:style style:name="T223" style:family="text">
      <style:text-properties fo:font-size="9pt" officeooo:rsid="0d712a1d" style:font-size-asian="9pt" style:font-size-complex="9pt"/>
    </style:style>
    <style:style style:name="T224" style:family="text">
      <style:text-properties fo:font-size="9pt" officeooo:rsid="0d720064" style:font-size-asian="9pt" style:font-size-complex="9pt"/>
    </style:style>
    <style:style style:name="T22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29250f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2a028c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3708ab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4b93c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4cae9d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4fdccc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314bb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32051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76a61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style:font-size-asian="9pt" style:font-style-asian="normal" style:font-size-complex="9pt" style:font-style-complex="normal"/>
    </style:style>
    <style:style style:name="T294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95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96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97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98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99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00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01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02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03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04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05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06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07" style:family="text">
      <style:text-properties fo:font-size="9pt" fo:font-weight="bold" style:font-size-asian="9pt" style:font-weight-asian="bold" style:font-size-complex="9pt" style:font-weight-complex="bold"/>
    </style:style>
    <style:style style:name="T308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09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0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11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12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13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14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1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16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17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18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19" style:family="text">
      <style:text-properties officeooo:rsid="0716bceb"/>
    </style:style>
    <style:style style:name="T320" style:family="text">
      <style:text-properties officeooo:rsid="08388490"/>
    </style:style>
    <style:style style:name="T321" style:family="text">
      <style:text-properties officeooo:rsid="083c8ada"/>
    </style:style>
    <style:style style:name="T322" style:family="text">
      <style:text-properties officeooo:rsid="09204535"/>
    </style:style>
    <style:style style:name="T323" style:family="text">
      <style:text-properties officeooo:rsid="09fc0454"/>
    </style:style>
    <style:style style:name="T324" style:family="text">
      <style:text-properties style:text-underline-style="none" fo:font-weight="normal" style:font-weight-asian="normal" style:font-weight-complex="normal"/>
    </style:style>
    <style:style style:name="T325" style:family="text">
      <style:text-properties style:text-underline-style="none" fo:font-weight="normal" officeooo:rsid="0b566c66" style:font-weight-asian="normal" style:font-weight-complex="normal"/>
    </style:style>
    <style:style style:name="T326" style:family="text">
      <style:text-properties style:text-underline-style="none" fo:font-weight="normal" officeooo:rsid="0b56a798" style:font-weight-asian="normal" style:font-weight-complex="normal"/>
    </style:style>
    <style:style style:name="T327" style:family="text">
      <style:text-properties style:text-underline-style="none" fo:font-weight="normal" officeooo:rsid="0b56ffad" style:font-weight-asian="normal" style:font-weight-complex="normal"/>
    </style:style>
    <style:style style:name="T328" style:family="text">
      <style:text-properties style:text-underline-style="none" fo:font-weight="normal" officeooo:rsid="0b5ae17c" style:font-weight-asian="normal" style:font-weight-complex="normal"/>
    </style:style>
    <style:style style:name="T329" style:family="text">
      <style:text-properties style:text-underline-style="none" fo:font-weight="normal" officeooo:rsid="0b5b43a8" style:font-weight-asian="normal" style:font-weight-complex="normal"/>
    </style:style>
    <style:style style:name="T330" style:family="text">
      <style:text-properties style:text-underline-style="none" fo:font-weight="normal" officeooo:rsid="0b5c18f3" style:font-weight-asian="normal" style:font-weight-complex="normal"/>
    </style:style>
    <style:style style:name="T331" style:family="text">
      <style:text-properties style:text-underline-style="none" fo:font-weight="normal" officeooo:rsid="0b5d4797" style:font-weight-asian="normal" style:font-weight-complex="normal"/>
    </style:style>
    <style:style style:name="T332" style:family="text">
      <style:text-properties style:text-underline-style="none" fo:font-weight="normal" officeooo:rsid="0b6073ba" style:font-weight-asian="normal" style:font-weight-complex="normal"/>
    </style:style>
    <style:style style:name="T333" style:family="text">
      <style:text-properties style:text-underline-style="none" fo:font-weight="normal" officeooo:rsid="0b61dc80" style:font-weight-asian="normal" style:font-weight-complex="normal"/>
    </style:style>
    <style:style style:name="T334" style:family="text">
      <style:text-properties style:text-underline-style="none" fo:font-weight="normal" officeooo:rsid="0b69438f" style:font-weight-asian="normal" style:font-weight-complex="normal"/>
    </style:style>
    <style:style style:name="T335" style:family="text">
      <style:text-properties style:text-underline-style="none" fo:font-weight="normal" officeooo:rsid="0b69ea75" style:font-weight-asian="normal" style:font-weight-complex="normal"/>
    </style:style>
    <style:style style:name="T336" style:family="text">
      <style:text-properties style:text-underline-style="none" fo:font-weight="normal" officeooo:rsid="0b6d0886" style:font-weight-asian="normal" style:font-weight-complex="normal"/>
    </style:style>
    <style:style style:name="T337" style:family="text">
      <style:text-properties style:text-underline-style="none" fo:font-weight="normal" officeooo:rsid="0b81b1cf" style:font-weight-asian="normal" style:font-weight-complex="normal"/>
    </style:style>
    <style:style style:name="T338" style:family="text">
      <style:text-properties style:text-underline-style="none" fo:font-weight="normal" officeooo:rsid="0b86463d" style:font-weight-asian="normal" style:font-weight-complex="normal"/>
    </style:style>
    <style:style style:name="T339" style:family="text">
      <style:text-properties style:text-underline-style="none" fo:font-weight="normal" officeooo:rsid="0b8ab976" style:font-weight-asian="normal" style:font-weight-complex="normal"/>
    </style:style>
    <style:style style:name="T340" style:family="text">
      <style:text-properties style:text-underline-style="none" fo:font-weight="normal" officeooo:rsid="0b8c78ef" style:font-weight-asian="normal" style:font-weight-complex="normal"/>
    </style:style>
    <style:style style:name="T341" style:family="text">
      <style:text-properties style:text-underline-style="none" fo:font-weight="normal" officeooo:rsid="0c5924ef" style:font-weight-asian="normal" style:font-weight-complex="normal"/>
    </style:style>
    <style:style style:name="T342" style:family="text">
      <style:text-properties style:text-underline-style="none" fo:font-weight="normal" officeooo:rsid="0c65a08e" style:font-weight-asian="normal" style:font-weight-complex="normal"/>
    </style:style>
    <style:style style:name="T343" style:family="text">
      <style:text-properties style:text-underline-style="none" fo:font-weight="normal" officeooo:rsid="0c67322e" style:font-weight-asian="normal" style:font-weight-complex="normal"/>
    </style:style>
    <style:style style:name="T344" style:family="text">
      <style:text-properties officeooo:rsid="0b8ddee7"/>
    </style:style>
    <style:style style:name="T345" style:family="text">
      <style:text-properties officeooo:rsid="0b8e48d0"/>
    </style:style>
    <style:style style:name="T346" style:family="text">
      <style:text-properties officeooo:rsid="0ce6ed8d"/>
    </style:style>
    <style:style style:name="T347" style:family="text">
      <style:text-properties officeooo:rsid="0d09e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60">You’re a PC. You and your </text:span><text:span text:style-name="T164">comrades</text:span><text:span text:style-name="T160"> are literally the center of the entire universe. </text:span><text:span text:style-name="T166">These are </text:span><text:span text:style-name="T170">your</text:span><text:span text:style-name="T162"> </text:span><text:span text:style-name="T160">tools to </text:span><text:span text:style-name="T163">define yourself and </text:span><text:span text:style-name="T160">drive </text:span><text:span text:style-name="T165">the</text:span><text:span text:style-name="T161"> </text:span><text:span text:style-name="T162">story forward—</text:span><text:span text:style-name="T172">l</text:span><text:span text:style-name="T171">ike a character sheet and a rulebook in one.</text:span></text:p>
      <text:p text:style-name="P45"><text:span text:style-name="T162"/></text:p>
      <text:p text:style-name="P65"><text:span text:style-name="T162">[</text:span><text:span text:style-name="T173">First time?</text:span><text:span text:style-name="T174"> </text:span><text:span text:style-name="T173">G</text:span><text:span text:style-name="T174">o </text:span><text:span text:style-name="T175">read</text:span><text:span text:style-name="T174"> the last two pages first, </text:span><text:span text:style-name="T176">please</text:span><text:span text:style-name="T174">.</text:span><text:span text:style-name="T162">]</text:span></text:p>
      <text:h text:style-name="Heading_20_1" text:outline-level="1">Resources</text:h>
      <text:p text:style-name="P47">Concept – <text:span text:style-name="T4">What’s your deal? </text:span><text:span text:style-name="T24">Don’t just </text:span><text:span text:style-name="T36">put </text:span><text:span text:style-name="T24">a playbook name. </text:span><text:span text:style-name="T28">Put</text:span><text:span text:style-name="T4"> what makes you cool, </text:span><text:span text:style-name="T25">special</text:span><text:span text:style-name="T4">, or exciting. Stick to things </text:span><text:span text:style-name="T22">we’d notice on screen. </text:span><text:span text:style-name="T23">You can change or refine this as you play.</text:span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1"/>
      <text:p text:style-name="P57">Drives –<text:span text:style-name="T4"> What do you 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34">You only need 1, but 2</text:span><text:span text:style-name="T33"> </text:span><text:span text:style-name="T34">is </text:span><text:span text:style-name="T37">better for you.</text:span></text:p>
      <text:p text:style-name="P57"><text:span text:style-name="T4"/></text:p>
      <text:p text:style-name="P64"><text:span text:style-name="T131">1.</text:span></text:p>
      <text:p text:style-name="P39"><text:span text:style-name="T229"/></text:p>
      <text:p text:style-name="P64"><text:span text:style-name="T132">2</text:span><text:span text:style-name="T131">.</text:span></text:p>
      <text:p text:style-name="P1"/>
      <text:p text:style-name="P1"><text:span text:style-name="T323">Health</text:span> –<text:span text:style-name="T4"> </text:span><text:span text:style-name="T9">Health </text:span><text:span text:style-name="T10">abstractly </text:span><text:span text:style-name="T79">represents </text:span><text:span text:style-name="T82">the integrity and functionality </text:span><text:span text:style-name="T87">o</text:span><text:span text:style-name="T82">f your body, </text:span><text:span text:style-name="T86">mind, </text:span><text:span text:style-name="T88">and spirit</text:span><text:span text:style-name="T79">. </text:span><text:span text:style-name="T4">When you’re weakened or injured, you </text:span><text:span text:style-name="T71">take harm</text:span><text:span text:style-name="T79">, </text:span><text:span text:style-name="T85">which might cause you to lose health</text:span><text:span text:style-name="T79">. </text:span><text:span text:style-name="T81"><text:s/></text:span><text:span text:style-name="T83">W</text:span><text:span text:style-name="T79">hen you </text:span><text:span text:style-name="T83">erase</text:span><text:span text:style-name="T79"> your last </text:span><text:span text:style-name="T84">health</text:span><text:span text:style-name="T79">, </text:span><text:span text:style-name="T71">you die</text:span><text:span text:style-name="T79">.</text:span></text:p>
      <text:p text:style-name="P16"/>
      <text:p text:style-name="P38"><text:span text:style-name="T227">● </text:span><text:span text:style-name="T229">1. </text:span><text:span text:style-name="T228">▢ ▢ ▢ <text:s/></text:span><text:span text:style-name="T230">(Human)</text:span></text:p>
      <text:p text:style-name="P5"><text:span text:style-name="T227">△ </text:span><text:span text:style-name="T230">2. </text:span><text:span text:style-name="T228">▢ ▢ ▢ <text:s/></text:span><text:span text:style-name="T230">(Superhuman)</text:span></text:p>
      <text:p text:style-name="P6"><text:span text:style-name="T227">△ </text:span><text:span text:style-name="T231">3</text:span><text:span text:style-name="T230">. </text:span><text:span text:style-name="T228">▢ ▢ ▢ <text:s/></text:span><text:span text:style-name="T230">(</text:span><text:span text:style-name="T231">Boss-tier</text:span><text:span text:style-name="T230">)</text:span></text:p>
      <text:p text:style-name="P12"/>
      <text:p text:style-name="P7"><text:span text:style-name="T294">R</text:span><text:span text:style-name="T293">esist </text:span><text:span text:style-name="T228">▢ ▢ </text:span><text:span text:style-name="T293">– </text:span><text:span text:style-name="T225">When you </text:span><text:span text:style-name="T232">make a roll and </text:span><text:span text:style-name="T225">don’t like the complications the GM </text:span><text:span text:style-name="T232">describes</text:span><text:span text:style-name="T226">, </text:span><text:span text:style-name="T225">you can </text:span><text:span text:style-name="T315">resist consequences</text:span><text:span text:style-name="T225">.</text:span></text:p>
      <text:p text:style-name="P32"><text:span text:style-name="T134"/></text:p>
      <text:p text:style-name="P33"><text:span text:style-name="T297">XP</text:span><text:span text:style-name="T135"> </text:span><text:span text:style-name="T127">▢ ▢ ▢ </text:span><text:span text:style-name="T228">▢ ▢ ▢ ▢ ▢ </text:span><text:span text:style-name="T298">–</text:span><text:span text:style-name="T228"> </text:span><text:span text:style-name="T234">XP abstractly represents your knowledge and skill acquired through painful </text:span><text:span text:style-name="T238">experience</text:span><text:span text:style-name="T234">. </text:span><text:span text:style-name="T238">You get XP when a move says so. </text:span><text:span text:style-name="T237">When you fill your last XP, erase all of them and </text:span><text:span text:style-name="T316">level up</text:span><text:span text:style-name="T237">.</text:span></text:p>
      <text:h text:style-name="Heading_20_1" text:outline-level="1">Abilities</text:h>
      <text:p text:style-name="P43"><text:span text:style-name="T192">These are </text:span><text:span text:style-name="T198">exciting </text:span><text:span text:style-name="T200">things</text:span><text:span text:style-name="T199"> </text:span><text:span text:style-name="T192">that </text:span><text:span text:style-name="T196">many</text:span><text:span text:style-name="T192"> people could learn to do, </text:span><text:span text:style-name="T204">although they hardly cover the </text:span><text:span text:style-name="T205">true </text:span><text:span text:style-name="T204">gamut of experience</text:span><text:span text:style-name="T192">. <text:s/></text:span><text:span text:style-name="T215">They’re </text:span><text:span text:style-name="T201">intentionally broad. </text:span><text:span text:style-name="T318">If</text:span><text:span text:style-name="T210"> you </text:span><text:span text:style-name="T217">want</text:span><text:span text:style-name="T210">, y</text:span><text:span text:style-name="T202">ou </text:span><text:span text:style-name="T216">can</text:span><text:span text:style-name="T202"> </text:span><text:span text:style-name="T208">informally</text:span><text:span text:style-name="T202"> restrict </text:span><text:span text:style-name="T203">your abilit</text:span><text:span text:style-name="T218">ies</text:span><text:span text:style-name="T208">—</text:span><text:span text:style-name="T209">e.g. nurture only with</text:span><text:span text:style-name="T301"> </text:span><text:span text:style-name="T302">feng shui</text:span><text:span text:style-name="T303">.</text:span></text:p>
      <text:p text:style-name="P42"/>
      <text:p text:style-name="P13"><text:span text:style-name="T307">○ </text:span><text:span text:style-name="T314">Operation</text:span><text:span text:style-name="T308"> </text:span><text:span text:style-name="T307">○ ○ ○</text:span><text:span text:style-name="T309"> –</text:span><text:span text:style-name="T192"> </text:span><text:span text:style-name="T206">You’</text:span><text:span text:style-name="T211">re</text:span><text:span text:style-name="T206"> run</text:span><text:span text:style-name="T211">ning</text:span><text:span text:style-name="T206">, pilot</text:span><text:span text:style-name="T211">ing</text:span><text:span text:style-name="T206">, or command</text:span><text:span text:style-name="T211">ing</text:span><text:span text:style-name="T206"> subtle or intricate </text:span><text:span text:style-name="T214">mechanisms</text:span><text:span text:style-name="T206"> to reap maximum performance.</text:span></text:p>
      <text:p text:style-name="P30"/>
      <text:p text:style-name="P31"><text:span text:style-name="T1">○ </text:span><text:span text:style-name="T3">Administration </text:span><text:span text:style-name="T1">○ ○ ○</text:span><text:span text:style-name="T2"> –</text:span><text:span text:style-name="T319"> You’re wrangling and managing minutiae—nothing slips through the cracks.</text:span></text:p>
      <text:p text:style-name="P25"><text:span text:style-name="T75"/></text:p>
      <text:p text:style-name="P25"><text:span text:style-name="T75">○ </text:span><text:span text:style-name="T77">Nurturing</text:span><text:span text:style-name="T78"> </text:span><text:span text:style-name="T75">○ ○ ○ –</text:span><text:span text:style-name="T79"> </text:span><text:span text:style-name="T90">You’</text:span><text:span text:style-name="T97">re</text:span><text:span text:style-name="T90"> </text:span><text:span text:style-name="T91">provid</text:span><text:span text:style-name="T97">ing</text:span><text:span text:style-name="T91"> just the right</text:span><text:span text:style-name="T90"> </text:span><text:span text:style-name="T94">encouragement, </text:span><text:span text:style-name="T90">support, safety, or kick in the ass.</text:span></text:p>
      <text:p text:style-name="P8"/>
      <text:p text:style-name="P13"><text:span text:style-name="T309">○ </text:span><text:span text:style-name="T313">Fighting</text:span><text:span text:style-name="T308"> </text:span><text:span text:style-name="T309">○ ○ ○ –</text:span><text:span text:style-name="T193"> </text:span><text:span text:style-name="T197">You’</text:span><text:span text:style-name="T212">re</text:span><text:span text:style-name="T197"> </text:span><text:span text:style-name="T224">scarily comfortable</text:span><text:span text:style-name="T219"> </text:span><text:span text:style-name="T222">coordinating, </text:span><text:span text:style-name="T219">applying, and resisting purposeful force </text:span><text:span text:style-name="T223">or</text:span><text:span text:style-name="T219"> </text:span><text:span text:style-name="T221">violence.</text:span></text:p>
      <text:p text:style-name="P9"/>
      <text:p text:style-name="P13"><text:span text:style-name="T309">○ </text:span><text:span text:style-name="T310">Athletics</text:span><text:span text:style-name="T308"> </text:span><text:span text:style-name="T309">○ ○ ○ –</text:span><text:span text:style-name="T193"> </text:span><text:span text:style-name="T194">You’</text:span><text:span text:style-name="T213">re</text:span><text:span text:style-name="T194"> push</text:span><text:span text:style-name="T213">ing</text:span><text:span text:style-name="T194"> yourself to the limit as you exert your body.</text:span></text:p>
      <text:p text:style-name="P14"/>
      <text:p text:style-name="P15"><text:span text:style-name="T309">○ </text:span><text:span text:style-name="T311">Research </text:span><text:span text:style-name="T309">○ ○ ○ –</text:span><text:span text:style-name="T177"> </text:span><text:span text:style-name="T179">You’</text:span><text:span text:style-name="T184">re</text:span><text:span text:style-name="T179"> </text:span><text:span text:style-name="T182">discover</text:span><text:span text:style-name="T184">ing</text:span><text:span text:style-name="T182">, </text:span><text:span text:style-name="T181">examin</text:span><text:span text:style-name="T184">ing</text:span><text:span text:style-name="T180">, </text:span><text:span text:style-name="T181">and analyz</text:span><text:span text:style-name="T184">ing</text:span><text:span text:style-name="T181"> </text:span><text:span text:style-name="T180">knowledge </text:span><text:span text:style-name="T183">that others would overlook.</text:span></text:p>
      <text:p text:style-name="P10"/>
      <text:p text:style-name="P35"><text:span text:style-name="T193">○ </text:span><text:span text:style-name="T207">Engineering</text:span><text:span text:style-name="T195"> </text:span><text:span text:style-name="T193">○ ○ ○ –</text:span><text:span text:style-name="T177"> </text:span><text:span text:style-name="T245">You’</text:span><text:span text:style-name="T247">re</text:span><text:span text:style-name="T245"> apply</text:span><text:span text:style-name="T247">ing</text:span><text:span text:style-name="T245"> knowledge and artifice to synthesize </text:span><text:span text:style-name="T279">novel</text:span><text:span text:style-name="T248"> </text:span><text:span text:style-name="T245">techniques </text:span><text:span text:style-name="T246">and</text:span><text:span text:style-name="T245"> artifacts.</text:span></text:p>
      <text:p text:style-name="P35"><text:span text:style-name="T233"/></text:p>
      <text:p text:style-name="P36"><text:span text:style-name="T295">○ </text:span><text:span text:style-name="T304">Relations</text:span><text:span text:style-name="T296"> </text:span><text:span text:style-name="T295">○ ○ ○ – </text:span><text:span text:style-name="T239">You</text:span><text:span text:style-name="T249">’re</text:span><text:span text:style-name="T239"> </text:span><text:span text:style-name="T287">manipulating</text:span><text:span text:style-name="T239">,</text:span><text:span text:style-name="T249"> </text:span><text:span text:style-name="T252">negotiating, </text:span><text:span text:style-name="T286">or navigating</text:span><text:span text:style-name="T239"> </text:span><text:span text:style-name="T289">some kind of relationship</text:span><text:span text:style-name="T241"> </text:span><text:span text:style-name="T239">with </text:span><text:span text:style-name="T292">deep </text:span><text:span text:style-name="T290">empathy</text:span><text:span text:style-name="T242"> </text:span><text:span text:style-name="T239">and </text:span><text:span text:style-name="T291">insight</text:span><text:span text:style-name="T239">—</text:span><text:span text:style-name="T267">we</text:span><text:span text:style-name="T264"> get it, you fuck.</text:span></text:p>
      <text:p text:style-name="P35"><text:span text:style-name="T233"/></text:p>
      <text:p text:style-name="P34"><text:span text:style-name="T295">○ </text:span><text:span text:style-name="T299">Shady Shit </text:span><text:span text:style-name="T295">○ ○ ○ – </text:span><text:span text:style-name="T235">You’</text:span><text:span text:style-name="T249">re</text:span><text:span text:style-name="T235"> practic</text:span><text:span text:style-name="T249">ing</text:span><text:span text:style-name="T235"> the </text:span><text:span text:style-name="T252">secret</text:span><text:span text:style-name="T243"> </text:span><text:span text:style-name="T235">tricks of the trade for those who </text:span><text:span text:style-name="T236">lurk </text:span><text:span text:style-name="T240">beyond the edge of polite society</text:span><text:span text:style-name="T235">.</text:span></text:p>
      <text:p text:style-name="P34"><text:span text:style-name="T235"/></text:p>
      <text:p text:style-name="P37"><text:span text:style-name="T295">○ </text:span><text:span text:style-name="T300">Spooky </text:span><text:span text:style-name="T299">Shit </text:span><text:span text:style-name="T295">○ ○ ○ –</text:span><text:span text:style-name="T227"> </text:span><text:span text:style-name="T239">You’</text:span><text:span text:style-name="T250">re</text:span><text:span text:style-name="T239"> </text:span><text:span text:style-name="T250">interacting with the weird, esoteric, and uncanny on its own terms—</text:span><text:span text:style-name="T253">or at least you think you are</text:span><text:span text:style-name="T251">.</text:span></text:p>
      <text:p text:style-name="P40"><text:span text:style-name="T268"/></text:p>
      <text:p text:style-name="P41"><text:span text:style-name="T295">○ </text:span><text:span text:style-name="T305">Learned Profession</text:span><text:span text:style-name="T296"> </text:span><text:span text:style-name="T295">○ ○ ○ –</text:span><text:span text:style-name="T227"> </text:span><text:span text:style-name="T269">You’re applying </text:span><text:span text:style-name="T271">the </text:span><text:span text:style-name="T278">guarded </text:span><text:span text:style-name="T270">knowledge and skills </text:span><text:span text:style-name="T271">of a</text:span><text:span text:style-name="T272"> </text:span><text:span text:style-name="T275">specialized </text:span><text:span text:style-name="T276">or privileged </text:span><text:span text:style-name="T277">career</text:span><text:span text:style-name="T273">. </text:span><text:span text:style-name="T274">What is it?</text:span></text:p>
      <text:h text:style-name="P73" text:outline-level="1"><text:span text:style-name="T347">Story</text:span> Moves</text:h>
      <text:p text:style-name="P44"><text:span text:style-name="T227">“</text:span><text:span text:style-name="T280">Someone” means </text:span><text:span text:style-name="T284">a person or </text:span><text:span text:style-name="T280">anything animate. “</text:span><text:span text:style-name="T282">Something” means </text:span><text:span text:style-name="T283">something </text:span><text:span text:style-name="T282">inanimate.</text:span></text:p>
      <text:p text:style-name="P44"><text:span text:style-name="T280"/></text:p>
      <text:p text:style-name="P44"><text:span text:style-name="T227">● </text:span><text:span text:style-name="T312">Fuck ‘em up –</text:span><text:span text:style-name="T185"> </text:span><text:span text:style-name="T186">You want </text:span><text:span text:style-name="T191">someone</text:span><text:span text:style-name="T190"> to </text:span><text:span text:style-name="T317">take harm</text:span><text:span text:style-name="T258"> </text:span><text:span text:style-name="T263">and maybe die</text:span><text:span text:style-name="T186">, </text:span><text:span text:style-name="T187">so y</text:span><text:span text:style-name="T178">ou </text:span><text:span text:style-name="T189">make</text:span><text:span text:style-name="T188"> it happen.</text:span></text:p>
      <text:p text:style-name="P44"><text:span text:style-name="T244"/></text:p>
      <text:p text:style-name="P69"><text:span text:style-name="T227">● </text:span><text:span text:style-name="T306">Compel compliance – </text:span><text:span text:style-name="T254">You want </text:span><text:span text:style-name="T281">someone</text:span><text:span text:style-name="T254"> </text:span><text:span text:style-name="T259">to </text:span><text:span text:style-name="T254">do </text:span><text:span text:style-name="T262">your will</text:span><text:span text:style-name="T254">, so you </text:span><text:span text:style-name="T261">direct, </text:span><text:span text:style-name="T260">entice, </text:span><text:span text:style-name="T255">coerce, </text:span><text:span text:style-name="T256">or force </text:span><text:span text:style-name="T257">them</text:span><text:span text:style-name="T254">.</text:span></text:p>
      <text:p text:style-name="P20"/>
      <text:p text:style-name="P68"><text:span text:style-name="T76">● Make it chooch –</text:span><text:span text:style-name="T80"> </text:span><text:span text:style-name="T99">You want a </text:span><text:span text:style-name="T93">broken, </text:span><text:span text:style-name="T95">unreliable,</text:span><text:span text:style-name="T93"> </text:span><text:span text:style-name="T92">or unfamiliar </text:span><text:span text:style-name="T105">mechanism or </text:span><text:span text:style-name="T80">artifact </text:span><text:span text:style-name="T101">to</text:span><text:span text:style-name="T80"> do </text:span><text:span text:style-name="T99">something useful</text:span><text:span text:style-name="T80">, </text:span><text:span text:style-name="T99">so you </text:span><text:span text:style-name="T102">roll up your sleeves </text:span><text:span text:style-name="T104">and</text:span><text:span text:style-name="T102"> </text:span><text:span text:style-name="T99">get to </text:span><text:span text:style-name="T100">work</text:span><text:span text:style-name="T103">.</text:span></text:p>
      <text:p text:style-name="P20"/>
      <text:p text:style-name="P26"><text:span text:style-name="T80">● </text:span>Go apeshit –<text:span text:style-name="T4"> </text:span><text:span text:style-name="T51">You want </text:span><text:span text:style-name="T52">some </text:span><text:span text:style-name="T51">inanimate </text:span><text:span text:style-name="T52">object to stop working or existing, so you disrupt, </text:span><text:span text:style-name="T66">ruin</text:span><text:span text:style-name="T52">, or destroy it.</text:span></text:p>
      <text:p text:style-name="P23"><text:span text:style-name="T80"/></text:p>
      <text:p text:style-name="P22"><text:span text:style-name="T80">● </text:span><text:span text:style-name="T322">Get out the way</text:span> –<text:span text:style-name="T4"> </text:span><text:span text:style-name="T53">You don’t want to </text:span><text:span text:style-name="T72">take harm</text:span><text:span text:style-name="T98">, so y</text:span><text:span text:style-name="T6">ou </text:span><text:span text:style-name="T38">dodge, evade, </text:span><text:span text:style-name="T49">or flee</text:span><text:span text:style-name="T38"> </text:span><text:span text:style-name="T39">an </text:span><text:span text:style-name="T6">attack </text:span><text:span text:style-name="T35">or </text:span><text:span text:style-name="T39">mishap</text:span><text:span text:style-name="T6">.</text:span></text:p>
      <text:p text:style-name="P11"/>
      <text:p text:style-name="P29"><text:span text:style-name="T80">● </text:span><text:span text:style-name="T321">Parkour!</text:span><text:span text:style-name="T5"> – </text:span><text:span text:style-name="T54">You want to be somewhere else, urgently, but just </text:span><text:span text:style-name="T63">getting there</text:span><text:span text:style-name="T54"> is challenging or dangerous in its own right</text:span><text:span text:style-name="T40">—</text:span><text:span text:style-name="T41">the terrain need not be concrete.</text:span></text:p>
      <text:p text:style-name="P11"/>
      <text:p text:style-name="P24"><text:span text:style-name="T80">● </text:span>Medic! –<text:span text:style-name="T4"> </text:span><text:span text:style-name="T106">You want to stabilize </text:span><text:span text:style-name="T107">or improve </text:span><text:span text:style-name="T106">someone’s health</text:span><text:span text:style-name="T55">, so you </text:span><text:span text:style-name="T48">attend</text:span><text:span text:style-name="T44"> </text:span><text:span text:style-name="T55">to their </text:span><text:span text:style-name="T4">injuries or illness.</text:span></text:p>
      <text:p text:style-name="P22"><text:span text:style-name="T80"/></text:p>
      <text:p text:style-name="P22"><text:span text:style-name="T80">● </text:span>Scope <text:span text:style-name="T346">it out</text:span> –<text:span text:style-name="T4"> </text:span><text:span text:style-name="T56">You want more </text:span><text:span text:style-name="T64">details and </text:span><text:span text:style-name="T56">information about your surroundings</text:span><text:span text:style-name="T61"> or their </text:span><text:span text:style-name="T62">contents and </text:span><text:span text:style-name="T61">inhabitants</text:span><text:span text:style-name="T56">, so y</text:span><text:span text:style-name="T44">ou survey, observe, </text:span><text:span text:style-name="T50">and intuit</text:span><text:span text:style-name="T7">.</text:span></text:p>
      <text:p text:style-name="P22"/>
      <text:p text:style-name="P27"><text:span text:style-name="T80">● </text:span>Connect the dots –<text:span text:style-name="T4"> </text:span><text:span text:style-name="T57">You want </text:span><text:span text:style-name="T59">to extract </text:span><text:span text:style-name="T60">useful</text:span><text:span text:style-name="T59"> information from </text:span><text:span text:style-name="T60">clues, </text:span><text:span text:style-name="T59">data, </text:span><text:span text:style-name="T60">or details</text:span><text:span text:style-name="T59"> you’ve got, </text:span><text:span text:style-name="T65">so you apply and collate </text:span><text:span text:style-name="T67">what you know</text:span><text:span text:style-name="T65">.</text:span></text:p>
      <text:p text:style-name="P19"/>
      <text:p text:style-name="P28"><text:span text:style-name="T80">● </text:span><text:span text:style-name="T320">Schmooze ‘em –</text:span><text:span text:style-name="T5"> </text:span><text:span text:style-name="T57">You want to</text:span><text:span text:style-name="T45"> build</text:span><text:span text:style-name="T5"> rapport, trust, </text:span><text:span text:style-name="T69">or </text:span><text:span text:style-name="T70">graces</text:span><text:span text:style-name="T5"> with someone, </text:span><text:span text:style-name="T57">so you do something you think they’ll like or respect.</text:span></text:p>
      <text:p text:style-name="P66"/>
      <text:p text:style-name="P67"><text:span text:style-name="T80">● </text:span>Fool ‘em –<text:span text:style-name="T4"> </text:span><text:span text:style-name="T58">You want to control what someone believes, so y</text:span><text:span text:style-name="T46">ou deceive or misdirect</text:span><text:span text:style-name="T4"> </text:span><text:span text:style-name="T58">them</text:span><text:span text:style-name="T4">.</text:span></text:p>
      <text:p text:style-name="P18"/>
      <text:p text:style-name="P70"><text:span text:style-name="T129">● </text:span><text:span text:style-name="T148">Go dark –</text:span><text:span text:style-name="T149"> </text:span><text:span text:style-name="T153">You want to avoid the consequences of discovery or detection, </text:span><text:span text:style-name="T154">so you take precautions or </text:span><text:span text:style-name="T155">special </text:span><text:span text:style-name="T154">care.</text:span></text:p>
      <text:h text:style-name="P74" text:outline-level="1">Special Moves</text:h>
      <text:p text:style-name="P49"><text:span text:style-name="T139">● </text:span>Resist consequences –<text:span text:style-name="T4"> </text:span><text:span text:style-name="T8">Y</text:span><text:span text:style-name="T116">ou don’t like the consequences or complications the GM decide</text:span><text:span text:style-name="T123">d</text:span><text:span text:style-name="T116"> </text:span><text:span text:style-name="T122">when you roll</text:span><text:span text:style-name="T124">ed</text:span><text:span text:style-name="T116"> a </text:span><text:span text:style-name="T117">⚂⚃ </text:span><text:span text:style-name="T116">or </text:span><text:span text:style-name="T117">⚀⚀: </text:span><text:span text:style-name="T118">speak up and </text:span><text:span text:style-name="T137">s</text:span><text:span text:style-name="T136">pend 1 Resist</text:span><text:span text:style-name="T133"> to </text:span><text:span text:style-name="T119">insist they invent something less drastic </text:span><text:span text:style-name="T120">instead. </text:span><text:span text:style-name="T121">This isn’t the same as </text:span><text:span text:style-name="T113">dispute fiction</text:span><text:span text:style-name="T121">; resist consequences whenever you think it’s </text:span><text:span text:style-name="T126">advantageous</text:span><text:span text:style-name="T121"> </text:span><text:span text:style-name="T125">in-game.</text:span></text:p>
      <text:p text:style-name="P3"/>
      <text:p text:style-name="P61"><text:span text:style-name="T345">Earn </text:span>Resist –<text:span text:style-name="T4"> </text:span><text:span text:style-name="T47">G</text:span><text:span text:style-name="T128">ain 1 Resist </text:span><text:span text:style-name="T130">w</text:span><text:span text:style-name="T4">hen you creatively </text:span><text:span text:style-name="T71">invent fiction</text:span><text:span text:style-name="T79"> to set up a move where you </text:span><text:span text:style-name="T96">then</text:span><text:span text:style-name="T79"> roll a </text:span><text:span text:style-name="T117">⚅⚅ </text:span><text:span text:style-name="T115">or </text:span><text:span text:style-name="T117">⚃⚅</text:span><text:span text:style-name="T128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89">you die</text:span><text:span text:style-name="T4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17"/>
      <text:p text:style-name="P50"><text:span text:style-name="T4">You’re out of the scene </text:span><text:span text:style-name="T18">for now,</text:span><text:span text:style-name="T16"> but you somehow survived</text:span><text:span text:style-name="T4">. You come back later with </text:span><text:span text:style-name="T20">1 </text:span><text:span text:style-name="T21">health</text:span><text:span text:style-name="T20"> and </text:span><text:span text:style-name="T4">a permanent, </text:span><text:span text:style-name="T15">severe</text:span><text:span text:style-name="T4"> status of the GM’s choice. </text:span><text:span text:style-name="T17">Explain what happened </text:span><text:span text:style-name="T19">to the group.</text:span></text:p>
      <text:p text:style-name="P50"><text:span text:style-name="T19"/></text:p>
      <text:p text:style-name="P53"><text:span text:style-name="T344">Level up –</text:span><text:span text:style-name="T42"> </text:span><text:span text:style-name="T68">When you fill your last XP, spend all your XP to</text:span><text:span text:style-name="T43"> </text:span><text:span text:style-name="T68">f</text:span><text:span text:style-name="T150">ill </text:span><text:span text:style-name="T156">one</text:span><text:span text:style-name="T150"> </text:span><text:span text:style-name="T151">○ </text:span><text:span text:style-name="T156">in your playbook—</text:span><text:span text:style-name="T159">y</text:span><text:span text:style-name="T152">ou must fulfill all other criteria to buy the item. </text:span><text:span text:style-name="T157">Instead of </text:span><text:span text:style-name="T158">a </text:span><text:span text:style-name="T151">○</text:span><text:span text:style-name="T157">, you could ask the GM to buy off a permanent status.</text:span></text:p>
      <text:p text:style-name="P50"><text:span text:style-name="T19"/></text:p>
      <text:p text:style-name="P52"><text:span text:style-name="T344">Earn </text:span>XP –<text:span text:style-name="T4"> </text:span><text:span text:style-name="T27">When you finish a play session</text:span><text:span text:style-name="T325">, </text:span><text:span text:style-name="T326">it’s time to </text:span><text:span text:style-name="T335">decide</text:span><text:span text:style-name="T326"> what XP you’ve earned</text:span><text:span text:style-name="T333">. </text:span><text:span text:style-name="T326">Talk as a group about this: maybe they remember something you forgot. </text:span><text:span text:style-name="T327">Ultimately, though, it’s up to you.</text:span></text:p>
      <text:p text:style-name="P51"><text:span text:style-name="T327"/></text:p>
      <text:p text:style-name="P56"><text:span text:style-name="T327">Y</text:span><text:span text:style-name="T324">ou get 1 XP for each item </text:span><text:span text:style-name="T338">below that</text:span><text:span text:style-name="T324"> you </text:span><text:span text:style-name="T334">(not the GM) </text:span><text:span text:style-name="T324">think is true for this play session. </text:span><text:span text:style-name="T339">Y</text:span><text:span text:style-name="T338">ou can only take </text:span><text:span text:style-name="T339">each item </text:span><text:span text:style-name="T338">once, even if you did the thing multiple times in the session.</text:span></text:p>
      <text:p text:style-name="P56"><text:span text:style-name="T324"/></text:p>
      <text:list xml:id="list4208139873" text:style-name="L3">
        <text:list-item>
          <text:p text:style-name="P60"><text:span text:style-name="T324">at no point did </text:span><text:span text:style-name="T73">you die</text:span><text:span text:style-name="T108">.</text:span></text:p>
        </text:list-item>
        <text:list-item>
          <text:p text:style-name="P54"><text:span text:style-name="T330">y</text:span><text:span text:style-name="T324">ou made a particularly badass move that </text:span><text:span text:style-name="T332">reinforced your</text:span><text:span text:style-name="T328"> Concept.</text:span></text:p>
        </text:list-item>
        <text:list-item>
          <text:p text:style-name="P55"><text:span text:style-name="T330">y</text:span><text:span text:style-name="T324">ou </text:span><text:span text:style-name="T331">suffered</text:span><text:span text:style-name="T324"> a particularly painful (or hilarious) blunder </text:span><text:span text:style-name="T336">as a result of</text:span><text:span text:style-name="T324"> </text:span><text:span text:style-name="T329">playing to your Concept.</text:span></text:p>
        </text:list-item>
        <text:list-item>
          <text:p text:style-name="P58"><text:span text:style-name="T329">y</text:span><text:span text:style-name="T324">ou </text:span><text:span text:style-name="T337">made moves to pursue</text:span><text:span text:style-name="T324"> </text:span><text:span text:style-name="T340">a </text:span><text:span text:style-name="T324">Drive.</text:span></text:p>
        </text:list-item>
      </text:list>
      <text:p text:style-name="P59"/>
      <text:p text:style-name="P63"><text:span text:style-name="T139">● </text:span><text:span text:style-name="T147">Lead the group</text:span><text:span text:style-name="T324"> – </text:span><text:span text:style-name="T109">Spend 1 Resist. </text:span><text:span text:style-name="T342">Y</text:span><text:span text:style-name="T341">ou lead </text:span><text:span text:style-name="T343">others </text:span><text:span text:style-name="T341">in a </text:span><text:span text:style-name="T74">story move</text:span><text:span text:style-name="T109"> </text:span><text:span text:style-name="T111">where you’ll succeed or fail as a group</text:span><text:span text:style-name="T109">. </text:span><text:span text:style-name="T110">You r</text:span><text:span text:style-name="T109">oll the </text:span><text:span text:style-name="T112">move as normal </text:span><text:span text:style-name="T110">and everyone canonically shares your result</text:span><text:span text:style-name="T109">. </text:span></text:p>
      <text:p text:style-name="P62"><text:span text:style-name="T140"/></text:p>
      <text:p text:style-name="P71"><text:span text:style-name="T146">If you succeed, b</text:span><text:span text:style-name="T141">efore you proceed with the story, everyone else rolls the same </text:span><text:span text:style-name="T114">story move</text:span><text:span text:style-name="T141">. </text:span><text:span text:style-name="T142">T</text:span><text:span text:style-name="T141">hey are free to describe </text:span><text:span text:style-name="T142">their actions </text:span><text:span text:style-name="T141">individually, </text:span><text:span text:style-name="T143">along with </text:span><text:span text:style-name="T141">what abilities they’re using. </text:span><text:span text:style-name="T145">Their results don’t change the narrative, but i</text:span><text:span text:style-name="T141">f everyone rolls at least a </text:span><text:span text:style-name="T138">⚂⚃, </text:span><text:span text:style-name="T141">you </text:span><text:span text:style-name="T144">restore</text:span><text:span text:style-name="T141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20:32:44.223280695</dc:date>
    <meta:editing-duration>P8DT13H33M26S</meta:editing-duration>
    <meta:editing-cycles>3041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6" meta:word-count="1134" meta:character-count="6287" meta:non-whitespace-character-count="5179"/>
  </office:meta>
</office:document-meta>
</file>